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true" fo:min-height="1.666cm" fo:wrap-option="wrap"/>
    </style:style>
    <style:style style:name="gr3" style:family="graphic" style:parent-style-name="standard">
      <style:graphic-properties draw:textarea-horizontal-align="justify" draw:textarea-vertical-align="middle" draw:auto-grow-height="true" fo:min-height="1.111cm" fo:wrap-option="wrap"/>
    </style:style>
    <style:style style:name="gr4" style:family="graphic" style:parent-style-name="standard">
      <style:graphic-properties draw:textarea-horizontal-align="justify" draw:textarea-vertical-align="middle" draw:auto-grow-height="true" fo:min-height="1.111cm" fo:min-width="1.10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true" fo:min-height="1.388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99cm" svg:height="9.779cm" svg:x="1cm" svg:y="10.525cm">
          <text:p text:style-name="P1">AsyncDataListener: receives raw data from robot</text:p>
          <text:p text:style-name="P1">DataFilter: sets sampling rate, removes noise</text:p>
          <text:p text:style-name="P1">DataConverter: Converts raw data to physical values</text:p>
          <text:p text:style-name="P1">MotionState:maintains position, orientation, speed etc</text:p>
          <text:p text:style-name="P1">DataLogger: stores data on disk</text:p>
          <text:p text:style-name="P1">DataDisplay: displays data on device</text:p>
          <text:p text:style-name="P1"/>
          <text:p text:style-name="P1">DataConverter should be an interface that allows users to </text:p>
          <text:p text:style-name="P1">plug in different algorithms for calculating physical deltas. <text:s/></text:p>
          <text:p text:style-name="P1"/>
          <text:p text:style-name="P1">NaiveDataConverter: </text:p>
          <text:p text:style-name="P1">d_vx = d_ax*t, v = a*t + vx0</text:p>
          <text:p text:style-name="P1">d_x = (2*vx0+d_vx)*t/2, x = (v0+v1)*t/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18cm" svg:height="1.916cm" svg:x="8.366cm" svg:y="6.692cm">
          <text:p text:style-name="P1"><text:span text:style-name="T1">Measured</text:span></text:p>
          <text:p text:style-name="P1"><text:span text:style-name="T1">btKinematicBod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064cm" svg:height="1.361cm" svg:x="1cm" svg:y="4.211cm">
          <text:p text:style-name="P1"><text:span text:style-name="T1">AsyncData</text:span></text:p>
          <text:p text:style-name="P1"><text:span text:style-name="T1">Listen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1.603cm" svg:height="1.361cm" svg:x="6.128cm" svg:y="4.211cm">
          <text:p text:style-name="P1"><text:span text:style-name="T1">Data</text:span></text:p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429cm" svg:height="1.361cm" svg:x="8.874cm" svg:y="4.211cm">
          <text:p text:style-name="P1"><text:span text:style-name="T1">Data</text:span></text:p>
          <text:p text:style-name="P1"><text:span text:style-name="T1">Convert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429cm" svg:height="1.361cm" svg:x="15.732cm" svg:y="5.862cm">
          <text:p text:style-name="P1"><text:span text:style-name="T1">Data</text:span></text:p>
          <text:p text:style-name="P1"><text:span text:style-name="T1">Logg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429cm" svg:height="1.361cm" svg:x="15.859cm" svg:y="3.743cm">
          <text:p text:style-name="P1"><text:span text:style-name="T1">Data</text:span></text:p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303cm" svg:y1="4.891cm" svg:x2="15.859cm" svg:y2="4.423cm" draw:start-shape="id1" draw:start-glue-point="1" draw:end-shape="id2" draw:end-glue-point="3" svg:d="m12303 4891h1777v-468h1779">
          <text:p/>
        </draw:connector>
        <draw:connector draw:style-name="gr5" draw:text-style-name="P1" draw:layer="layout" draw:line-skew="0.001cm" svg:x1="12.303cm" svg:y1="4.891cm" svg:x2="15.732cm" svg:y2="6.542cm" draw:start-shape="id1" draw:start-glue-point="1" draw:end-shape="id3" draw:end-glue-point="3" svg:d="m12303 4891h1715v1651h1714">
          <text:p/>
        </draw:connector>
        <draw:line draw:style-name="gr6" draw:text-style-name="P1" draw:layer="layout" svg:x1="12.557cm" svg:y1="7.223cm" svg:x2="15.859cm" svg:y2="4.556cm">
          <text:p/>
        </draw:line>
        <draw:line draw:style-name="gr6" draw:text-style-name="P1" draw:layer="layout" svg:x1="12.43cm" svg:y1="7.731cm" svg:x2="15.732cm" svg:y2="7.096cm">
          <text:p/>
        </draw:line>
        <draw:line draw:style-name="gr6" draw:text-style-name="P1" draw:layer="layout" svg:x1="5.064cm" svg:y1="4.937cm" svg:x2="6.08cm" svg:y2="4.937cm">
          <text:p/>
        </draw:line>
        <draw:line draw:style-name="gr6" draw:text-style-name="P1" draw:layer="layout" svg:x1="7.985cm" svg:y1="4.937cm" svg:x2="9.001cm" svg:y2="4.937cm">
          <text:p/>
        </draw:line>
        <draw:connector draw:style-name="gr5" draw:text-style-name="P1" draw:layer="layout" draw:line-skew="-3.492cm" svg:x1="7.731cm" svg:y1="4.891cm" svg:x2="15.732cm" svg:y2="6.542cm" draw:start-shape="id4" draw:start-glue-point="1" draw:end-shape="id3" draw:end-glue-point="3" svg:d="m7731 4891h508v1651h7493">
          <text:p/>
        </draw:connector>
        <draw:custom-shape draw:style-name="gr1" draw:text-style-name="P1" draw:layer="layout" svg:width="25.432cm" svg:height="2.286cm" svg:x="1.222cm" svg:y="1cm">
          <text:p text:style-name="P1">StreamingActivity: mASyncDataListener, mDataFilter, mDataConverter, </text:p>
          <text:p text:style-name="P1">mDataDisplay, mDataLog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651cm" svg:x="22.59cm" svg:y="4.175cm">
          <text:p text:style-name="P1">Controller</text:p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318cm" svg:height="1.638cm" svg:x="22.336cm" svg:y="6.855cm">
          <text:p text:style-name="P1"><text:span text:style-name="T1">Virtual</text:span></text:p>
          <text:p text:style-name="P1"><text:span text:style-name="T1">btKinematicBody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4.622cm" svg:y1="5.699cm" svg:x2="24.622cm" svg:y2="6.969cm">
          <text:p/>
        </draw:line>
        <draw:line draw:style-name="gr6" draw:text-style-name="P1" draw:layer="layout" svg:x1="22.463cm" svg:y1="7.858cm" svg:x2="19.161cm" svg:y2="6.715cm">
          <text:p/>
        </draw:line>
        <draw:line draw:style-name="gr6" draw:text-style-name="P1" draw:layer="layout" svg:x1="22.463cm" svg:y1="7.477cm" svg:x2="19.288cm" svg:y2="4.556cm">
          <text:p/>
        </draw:line>
        <draw:line draw:style-name="gr6" draw:text-style-name="P1" draw:layer="layout" svg:x1="24.622cm" svg:y1="8.493cm" svg:x2="24.622cm" svg:y2="9.636cm">
          <text:p/>
        </draw:line>
        <draw:custom-shape draw:style-name="gr1" draw:text-style-name="P1" draw:layer="layout" svg:width="5.334cm" svg:height="2.667cm" svg:x="21.828cm" svg:y="12.557cm">
          <text:p text:style-name="P1">Object</text:p>
          <text:p text:style-name="P1">Disp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2.684cm" svg:y1="7.858cm" svg:x2="15.351cm" svg:y2="8.874cm">
          <text:p/>
        </draw:line>
        <draw:custom-shape draw:style-name="gr1" draw:text-style-name="P1" draw:layer="layout" svg:width="4.604cm" svg:height="1.778cm" svg:x="22.336cm" svg:y="9.509cm">
          <text:p text:style-name="P1">Virtual</text:p>
          <text:p text:style-name="P1">btMotionSta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04cm" svg:height="1.778cm" svg:x="15.446cm" svg:y="8.239cm">
          <text:p text:style-name="P1">Measured</text:p>
          <text:p text:style-name="P1">btMotionStat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0.05cm" svg:y1="9.128cm" svg:x2="22.59cm" svg:y2="12.938cm">
          <text:p/>
        </draw:line>
        <draw:line draw:style-name="gr6" draw:text-style-name="P1" draw:layer="layout" svg:x1="24.495cm" svg:y1="11.16cm" svg:x2="24.495cm" svg:y2="12.557cm">
          <text:p/>
        </draw:line>
        <draw:line draw:style-name="gr6" draw:text-style-name="P1" draw:layer="layout" svg:x1="10.398cm" svg:y1="5.572cm" svg:x2="10.398cm" svg:y2="6.8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sten </meta:initial-creator>
    <meta:creation-date>2012-07-22T13:13:09</meta:creation-date>
    <dc:date>2012-07-25T00:03:38</dc:date>
    <dc:creator>kesten </dc:creator>
    <meta:editing-duration>PT21H4M43S</meta:editing-duration>
    <meta:editing-cycles>5</meta:editing-cycles>
    <meta:generator>LibreOffice/3.5$Linux_X86_64 LibreOffice_project/350m1$Build-2</meta:generator>
    <meta:document-statistic meta:object-count="28"/>
  </office:meta>
</office:document-meta>
</file>